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bf6" officeooo:paragraph-rsid="0016ab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ndrachu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08:41:24.828364865</meta:creation-date>
    <meta:generator>LibreOffice/24.2.6.2$Linux_X86_64 LibreOffice_project/420$Build-2</meta:generator>
    <dc:date>2024-11-04T08:52:56.752238672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</office:meta>
</office:document-meta>
</file>